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3_1912635656"/>SELECT Tulos.id AS tulosid, Tulos.rataid AS rataid, Tulos.pelaajaid AS pelaajaid, Tulos.paivamaara AS paivamaara, Tulos.muistiinpanot AS muistiinpanot, Rata.nimi AS ratanimi, Pelaaja.nimi AS pelaajanimi FROM Tulos </text:p>
      <text:p text:style-name="Standard">LEFT JOIN Rata ON Tulos.rataId = Rata.id </text:p>
      <text:p text:style-name="Standard">LEFT JOIN Pelaaja ON Tulos.PelaajaId = Pelaaja.id </text:p>
      <text:p text:style-name="Standard">WHERE Tulos.rataId = 1; </text:p>
      <text:p text:style-name="Standard"/>
      <text:p text:style-name="Standard"/>
      <text:p text:style-name="Standard"><text:bookmark-end text:name="__DdeLink__3_1912635656"/><text:bookmark-start text:name="__DdeLink__9_1912635656"/><text:bookmark-start text:name="__DdeLink__5_1912635656"/>SELECT sum(par) AS partulos FROM Rata</text:p>
      <text:p text:style-name="Standard">LEFT JOIN Vayla ON Vayla.rataId = Rata.id</text:p>
      <text:p text:style-name="Standard">WHERE Rata.id = 1;</text:p>
      <text:p text:style-name="Standard"/>
      <text:p text:style-name="Standard"><text:bookmark-end text:name="__DdeLink__9_1912635656"/><text:bookmark-end text:name="__DdeLink__5_1912635656"/><text:bookmark-start text:name="__DdeLink__61_436451084"/><text:bookmark-start text:name="__DdeLink__57_436451084"/><text:bookmark-start text:name="__DdeLink__29_436451084"/><text:bookmark-start text:name="__DdeLink__42_436451084"/>SELECT Tulos.id AS tulosid, Pelaaja.nimi AS pelaajanimi, sum(vt.heitot) AS heittomaara FROM Tulos </text:p>
      <text:p text:style-name="Standard">JOIN VaylaTulos vt ON vt.TulosId = Tulos.id</text:p>
      <text:p text:style-name="Standard">JOIN Pelaaja ON Tulos.pelaajaid = Pelaaja.id</text:p>
      <text:p text:style-name="Standard">WHERE rataid = 1</text:p>
      <text:p text:style-name="Standard">GROUP BY Tulos.id, <text:s/><text:bookmark-end text:name="__DdeLink__42_436451084"/>Pelaaja.nim<text:bookmark-end text:name="__DdeLink__29_436451084"/>i</text:p>
      <text:p text:style-name="Standard">ORDER BY heittomaara ASC</text:p>
      <text:p text:style-name="Standard"><text:bookmark-end text:name="__DdeLink__57_436451084"/>LIMIT 1;</text:p>
      <text:p text:style-name="Standard"/>
      <text:p text:style-name="Standard"><text:bookmark-start text:name="__DdeLink__69_387589242"/>SELECT Tulos.id AS tulosid, Rata.nimi AS ratanimi, sum(vt.heitot) AS heittomaara, Tulos.muistiinpanot AS muistiinpanot, Tulos.paivamaara AS paivamaara FROM Tulos </text:p>
      <text:p text:style-name="Standard">LEFT JOIN VaylaTulos vt ON Tulos.id=vt.TulosId</text:p>
      <text:p text:style-name="Standard">LEFT JOIN Rata ON Tulos.RataId = Rata.id</text:p>
      <text:p text:style-name="Standard">WHERE Tulos.pelaajaid = 1</text:p>
      <text:p text:style-name="Standard">GROUP BY Tulos.id, Rata.nimi, Tulos.muistiinpanot, Tulos.paivamaara;</text:p>
      <text:p text:style-name="Standard"/>
      <text:p text:style-name="Standard"><text:bookmark-end text:name="__DdeLink__69_387589242"/><text:bookmark-start text:name="__DdeLink__71_387589242"/>SELECT * FROM VaylaTulos WHERE tulosId = 1 AND vaylaId = 1 LIMIT 1;<text:bookmark-end text:name="__DdeLink__71_387589242"/></text:p>
      <text:p text:style-name="Standard"/>
      <text:p text:style-name="Standard"><text:bookmark-end text:name="__DdeLink__61_436451084"/><text:bookmark-start text:name="__DdeLink__77_387589242"/><text:bookmark-start text:name="__DdeLink__74_387589242"/>SELECT Tulos.id AS tulosid, Tulos.rataId AS rataid, Tulos.paivamaara AS paivamaara, Tulos.muistiinpanot AS muistiinpanot, Rata.nimi AS ratanimi FROM Tulos</text:p>
      <text:p text:style-name="Standard">LEFT JOIN Rata ON Tulos.rataid = Rata.id</text:p>
      <text:p text:style-name="Standard">WHERE Tulos.pelaajaid =1;<text:bookmark-end text:name="__DdeLink__77_387589242"/><text:bookmark-end text:name="__DdeLink__74_3875892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8:33:43</meta:creation-date>
    <meta:editing-duration>PT9H5M7S</meta:editing-duration>
    <meta:editing-cycles>6</meta:editing-cycles>
    <meta:generator>LibreOffice/3.5$Linux_x86 LibreOffice_project/350m1$Build-2</meta:generator>
    <dc:date>2016-03-04T18:15:53</dc:date>
    <meta:document-statistic meta:table-count="0" meta:image-count="0" meta:object-count="0" meta:page-count="1" meta:paragraph-count="23" meta:word-count="181" meta:character-count="1317" meta:non-whitespace-character-count="1152"/>
  </office:meta>
</office:document-meta>
</file>